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Lohit Hindi2" svg:font-family="'Lohit Hindi'"/>
    <style:font-face style:name="OpenSymbol" svg:font-family="OpenSymbol"/>
    <style:font-face style:name="monospace" svg:font-family="monospace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.0835in" fo:text-indent="0in" style:auto-text-indent="false" fo:padding="0in" fo:border="none"/>
      <style:text-properties fo:font-variant="normal" fo:text-transform="none" fo:color="#000000" style:font-name="Georgia" fo:font-size="14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.0835in" fo:padding="0in" fo:border="none"/>
      <style:text-properties fo:font-variant="normal" fo:text-transform="none" fo:color="#000000" style:font-name="Georgia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Georgia" fo:font-size="14pt" fo:letter-spacing="normal" fo:font-style="normal" fo:font-weight="normal"/>
    </style:style>
    <style:style style:name="T2" style:family="text">
      <style:text-properties fo:font-variant="normal" fo:text-transform="none" fo:color="#000080" style:font-name="monospace" fo:font-size="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bmit </text:span><text:span text:style-name="Teletype"><text:span text:style-name="T2">report.pdf </text:span></text:span><text:span text:style-name="T1">along with the code for your project. Your final report should be 3-5 pages and contain the following:</text:span></text:p>
      <text:list xml:id="list1791819671" text:style-name="L1">
        <text:list-item>
          <text:p text:style-name="P2">A description of your problem</text:p>
        </text:list-item>
        <text:list-item>
          <text:p text:style-name="P3">A description of your corpora used, with a detailed description of your training/development/test set generation</text:p>
        </text:list-item>
        <text:list-item>
          <text:p text:style-name="P3">A description of methods used to solve the problem</text:p>
        </text:list-item>
        <text:list-item>
          <text:p text:style-name="P3">Description of problems that you encountered, with analysis (i.e. why did you encounter these problems)</text:p>
        </text:list-item>
        <text:list-item>
          <text:p text:style-name="P3">Report of the success rate of your method, with analysis</text:p>
        </text:list-item>
        <text:list-item>
          <text:p text:style-name="P3">Ideas for further improvements to your program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, serif"/>
    <style:font-face style:name="Lohit Hindi2" svg:font-family="'Lohit Hindi'"/>
    <style:font-face style:name="OpenSymbol" svg:font-family="OpenSymbol"/>
    <style:font-face style:name="monospace" svg:font-family="monospace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eletype" style:family="text">
      <style:text-properties style:font-name="DejaVu Sans Mono" style:font-name-asian="WenQuanYi Zen Hei Mono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Cotter</meta:initial-creator>
    <meta:creation-date>2013-11-24T01:37:24</meta:creation-date>
    <meta:generator>LibreOffice/3.5$Linux_x86 LibreOffice_project/350m1$Build-2</meta:generator>
    <dc:date>2013-11-24T01:40:51</dc:date>
    <dc:creator>Matt Cotter</dc:creator>
    <meta:editing-duration>P0D</meta:editing-duration>
    <meta:editing-cycles>1</meta:editing-cycles>
    <meta:document-statistic meta:table-count="0" meta:image-count="0" meta:object-count="0" meta:page-count="1" meta:paragraph-count="7" meta:word-count="87" meta:character-count="522" meta:non-whitespace-character-count="448"/>
  </office:meta>
</office:document-meta>
</file>